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9a781" style:font-size-asian="9pt" style:font-size-complex="9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000000" style:font-name="Monospace"/>
    </style:style>
    <style:style style:name="T6" style:family="text">
      <style:text-properties fo:color="#000000" style:font-name="Monospace" fo:font-style="italic" style:font-style-asian="italic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tyle="italic" fo:font-weight="bold" style:font-style-asian="italic" style:font-weight-asian="bold"/>
    </style:style>
    <style:style style:name="T10" style:family="text">
      <style:text-properties fo:color="#0000c0" style:font-name="Monospace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Monospace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ackage</text:span><text:span text:style-name="T5"> wordcount;</text:span></text:p>
      <text:p text:style-name="P2"/>
      <text:p text:style-name="P3"><text:span text:style-name="T2">import</text:span><text:span text:style-name="T5"> java.io.IOException;</text:span></text:p>
      <text:p text:style-name="P3"><text:span text:style-name="T2">import</text:span><text:span text:style-name="T5"> java.util.StringTokenizer;</text:span></text:p>
      <text:p text:style-name="P2"/>
      <text:p text:style-name="P3"><text:span text:style-name="T2">import</text:span><text:span text:style-name="T5"> org.apache.hadoop.conf.Configuration;</text:span></text:p>
      <text:p text:style-name="P3"><text:span text:style-name="T2">import</text:span><text:span text:style-name="T5"> org.apache.hadoop.fs.Path;</text:span></text:p>
      <text:p text:style-name="P3"><text:span text:style-name="T2">import</text:span><text:span text:style-name="T5"> org.apache.hadoop.io.IntWritable;</text:span></text:p>
      <text:p text:style-name="P3"><text:span text:style-name="T2">import</text:span><text:span text:style-name="T5"> org.apache.hadoop.io.Text;</text:span></text:p>
      <text:p text:style-name="P3"><text:span text:style-name="T2">import</text:span><text:span text:style-name="T5"> org.apache.hadoop.mapreduce.Job;</text:span></text:p>
      <text:p text:style-name="P3"><text:span text:style-name="T2">import</text:span><text:span text:style-name="T5"> org.apache.hadoop.mapreduce.Mapper;</text:span></text:p>
      <text:p text:style-name="P3"><text:span text:style-name="T2">import</text:span><text:span text:style-name="T5"> org.apache.hadoop.mapreduce.Reducer;</text:span></text:p>
      <text:p text:style-name="P3"><text:span text:style-name="T2">import</text:span><text:span text:style-name="T5"> org.apache.hadoop.mapreduce.lib.input.FileInputFormat;</text:span></text:p>
      <text:p text:style-name="P3"><text:span text:style-name="T2">import</text:span><text:span text:style-name="T5"> org.apache.hadoop.mapreduce.lib.output.FileOutputFormat;</text:span></text:p>
      <text:p text:style-name="P3"><text:span text:style-name="T5"><text:tab/><text:tab/></text:span></text:p>
      <text:p text:style-name="P3"><text:span text:style-name="T2">public</text:span><text:span text:style-name="T5"> </text:span><text:span text:style-name="T2">class</text:span><text:span text:style-name="T5"> wordcount {</text:span></text:p>
      <text:p text:style-name="P2"/>
      <text:p text:style-name="P3"><text:span text:style-name="T5"><text:s text:c="2"/></text:span><text:span text:style-name="T2">public</text:span><text:span text:style-name="T5"> </text:span><text:span text:style-name="T2">static</text:span><text:span text:style-name="T5"> </text:span><text:span text:style-name="T2">class</text:span><text:span text:style-name="T5"> TokenizerMapper</text:span></text:p>
      <text:p text:style-name="P3"><text:span text:style-name="T5"><text:s text:c="7"/></text:span><text:span text:style-name="T2">extends</text:span><text:span text:style-name="T5"> Mapper&lt;Object, Text, Text, IntWritable&gt;{</text:span></text:p>
      <text:p text:style-name="P2"/>
      <text:p text:style-name="P3"><text:span text:style-name="T5"><text:s text:c="4"/></text:span><text:span text:style-name="T2">private</text:span><text:span text:style-name="T5"> </text:span><text:span text:style-name="T2">final</text:span><text:span text:style-name="T5"> </text:span><text:span text:style-name="T2">static</text:span><text:span text:style-name="T5"> IntWritable </text:span><text:span text:style-name="T9">one</text:span><text:span text:style-name="T5"> = </text:span><text:span text:style-name="T2">new</text:span><text:span text:style-name="T5"> IntWritable(1);</text:span></text:p>
      <text:p text:style-name="P3"><text:span text:style-name="T5"><text:s text:c="4"/></text:span><text:span text:style-name="T2">private</text:span><text:span text:style-name="T5"> Text </text:span><text:span text:style-name="T10">word</text:span><text:span text:style-name="T5"> = </text:span><text:span text:style-name="T2">new</text:span><text:span text:style-name="T5"> Text();</text:span></text:p>
      <text:p text:style-name="P2"/>
      <text:p text:style-name="P3"><text:span text:style-name="T5"><text:s text:c="4"/></text:span><text:span text:style-name="T2">public</text:span><text:span text:style-name="T5"> </text:span><text:span text:style-name="T2">void</text:span><text:span text:style-name="T5"> map(Object </text:span><text:span text:style-name="T12">key</text:span><text:span text:style-name="T5">, Text </text:span><text:span text:style-name="T12">value</text:span><text:span text:style-name="T5">, Context </text:span><text:span text:style-name="T12">context</text:span></text:p>
      <text:p text:style-name="P3"><text:span text:style-name="T5"><text:s text:c="20"/>) </text:span><text:span text:style-name="T2">throws</text:span><text:span text:style-name="T5"> IOException, InterruptedException {</text:span></text:p>
      <text:p text:style-name="P3"><text:span text:style-name="T5"><text:s text:c="6"/>StringTokenizer </text:span><text:span text:style-name="T12">itr</text:span><text:span text:style-name="T5"> = </text:span><text:span text:style-name="T2">new</text:span><text:span text:style-name="T5"> StringTokenizer(</text:span><text:span text:style-name="T12">value</text:span><text:span text:style-name="T5">.toString());</text:span></text:p>
      <text:p text:style-name="P3"><text:span text:style-name="T5"><text:s text:c="6"/></text:span><text:span text:style-name="T2">while</text:span><text:span text:style-name="T5"> (</text:span><text:span text:style-name="T12">itr</text:span><text:span text:style-name="T5">.hasMoreTokens()) {</text:span></text:p>
      <text:p text:style-name="P3"><text:span text:style-name="T5"><text:s text:c="8"/></text:span><text:span text:style-name="T10">word</text:span><text:span text:style-name="T5">.set(</text:span><text:span text:style-name="T12">itr</text:span><text:span text:style-name="T5">.nextToken());</text:span></text:p>
      <text:p text:style-name="P3"><text:span text:style-name="T5"><text:s text:c="8"/></text:span><text:span text:style-name="T12">context</text:span><text:span text:style-name="T5">.write(</text:span><text:span text:style-name="T10">word</text:span><text:span text:style-name="T5">, </text:span><text:span text:style-name="T9">one</text:span><text:span text:style-name="T5">);</text:span></text:p>
      <text:p text:style-name="P3"><text:span text:style-name="T5"><text:s text:c="6"/>}</text:span></text:p>
      <text:p text:style-name="P3"><text:span text:style-name="T5"><text:s text:c="4"/>}</text:span></text:p>
      <text:p text:style-name="P3"><text:span text:style-name="T5"><text:s text:c="2"/>}</text:span></text:p>
      <text:p text:style-name="P2"/>
      <text:p text:style-name="P3"><text:span text:style-name="T5"><text:s text:c="2"/></text:span><text:span text:style-name="T2">public</text:span><text:span text:style-name="T5"> </text:span><text:span text:style-name="T2">static</text:span><text:span text:style-name="T5"> </text:span><text:span text:style-name="T2">class</text:span><text:span text:style-name="T5"> IntSumReducer</text:span></text:p>
      <text:p text:style-name="P3"><text:span text:style-name="T5"><text:s text:c="7"/></text:span><text:span text:style-name="T2">extends</text:span><text:span text:style-name="T5"> Reducer&lt;Text,IntWritable,Text,IntWritable&gt; {</text:span></text:p>
      <text:p text:style-name="P3"><text:span text:style-name="T5"><text:s text:c="4"/></text:span><text:span text:style-name="T2">private</text:span><text:span text:style-name="T5"> IntWritable </text:span><text:span text:style-name="T10">result</text:span><text:span text:style-name="T5"> = </text:span><text:span text:style-name="T2">new</text:span><text:span text:style-name="T5"> IntWritable();</text:span></text:p>
      <text:p text:style-name="P2"/>
      <text:p text:style-name="P3"><text:span text:style-name="T5"><text:s text:c="4"/></text:span><text:span text:style-name="T2">public</text:span><text:span text:style-name="T5"> </text:span><text:span text:style-name="T2">void</text:span><text:span text:style-name="T5"> reduce(Text </text:span><text:span text:style-name="T12">key</text:span><text:span text:style-name="T5">, Iterable&lt;IntWritable&gt; </text:span><text:span text:style-name="T12">values</text:span><text:span text:style-name="T5">,</text:span></text:p>
      <text:p text:style-name="P3"><text:span text:style-name="T5"><text:s text:c="23"/>Context </text:span><text:span text:style-name="T12">context</text:span></text:p>
      <text:p text:style-name="P3"><text:span text:style-name="T5"><text:s text:c="23"/>) </text:span><text:span text:style-name="T2">throws</text:span><text:span text:style-name="T5"> IOException, InterruptedException {</text:span></text:p>
      <text:p text:style-name="P3"><text:span text:style-name="T5"><text:s text:c="6"/></text:span><text:span text:style-name="T2">int</text:span><text:span text:style-name="T5"> </text:span><text:span text:style-name="T12">sum</text:span><text:span text:style-name="T5"> = 0;</text:span></text:p>
      <text:p text:style-name="P3"><text:span text:style-name="T5"><text:s text:c="6"/></text:span><text:span text:style-name="T2">for</text:span><text:span text:style-name="T5"> (IntWritable </text:span><text:span text:style-name="T12">val</text:span><text:span text:style-name="T5"> : </text:span><text:span text:style-name="T12">values</text:span><text:span text:style-name="T5">) {</text:span></text:p>
      <text:p text:style-name="P3"><text:span text:style-name="T5"><text:s text:c="8"/></text:span><text:span text:style-name="T12">sum</text:span><text:span text:style-name="T5"> += </text:span><text:span text:style-name="T12">val</text:span><text:span text:style-name="T5">.get();</text:span></text:p>
      <text:p text:style-name="P3"><text:span text:style-name="T5"><text:s text:c="6"/>}</text:span></text:p>
      <text:p text:style-name="P3"><text:span text:style-name="T5"><text:s text:c="6"/></text:span><text:span text:style-name="T10">result</text:span><text:span text:style-name="T5">.set(</text:span><text:span text:style-name="T12">sum</text:span><text:span text:style-name="T5">);</text:span></text:p>
      <text:p text:style-name="P3"><text:span text:style-name="T5"><text:s text:c="6"/></text:span><text:span text:style-name="T12">context</text:span><text:span text:style-name="T5">.write(</text:span><text:span text:style-name="T12">key</text:span><text:span text:style-name="T5">, </text:span><text:span text:style-name="T10">result</text:span><text:span text:style-name="T5">);</text:span></text:p>
      <text:p text:style-name="P3"><text:span text:style-name="T5"><text:s text:c="4"/>}</text:span></text:p>
      <text:p text:style-name="P3"><text:span text:style-name="T5"><text:s text:c="2"/>}</text:span></text:p>
      <text:p text:style-name="P2"/>
      <text:p text:style-name="P3"><text:span text:style-name="T5"><text:s text:c="2"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</text:span><text:span text:style-name="T12">args</text:span><text:span text:style-name="T5">) </text:span><text:span text:style-name="T2">throws</text:span><text:span text:style-name="T5"> Exception {</text:span></text:p>
      <text:p text:style-name="P3"><text:span text:style-name="T5"><text:s text:c="4"/>Configuration </text:span><text:span text:style-name="T12">conf</text:span><text:span text:style-name="T5"> = </text:span><text:span text:style-name="T2">new</text:span><text:span text:style-name="T5"> Configuration();</text:span></text:p>
      <text:p text:style-name="P3"><text:span text:style-name="T5"><text:s text:c="4"/>Job </text:span><text:span text:style-name="T12">job</text:span><text:span text:style-name="T5"> = Job.</text:span><text:span text:style-name="T6">getInstance</text:span><text:span text:style-name="T5">(</text:span><text:span text:style-name="T12">conf</text:span><text:span text:style-name="T5">, </text:span><text:span text:style-name="T14">"word count"</text:span><text:span text:style-name="T5">);</text:span></text:p>
      <text:p text:style-name="P3"><text:span text:style-name="T5"><text:s text:c="4"/></text:span><text:span text:style-name="T12">job</text:span><text:span text:style-name="T5">.setJarByClass(wordcount.</text:span><text:span text:style-name="T2">class</text:span><text:span text:style-name="T5">);</text:span></text:p>
      <text:p text:style-name="P3"><text:span text:style-name="T5"><text:s text:c="4"/></text:span><text:span text:style-name="T12">job</text:span><text:span text:style-name="T5">.setMapperClass(TokenizerMapper.</text:span><text:span text:style-name="T2">class</text:span><text:span text:style-name="T5">);</text:span></text:p>
      <text:p text:style-name="P3"><text:span text:style-name="T5"><text:s text:c="4"/></text:span><text:span text:style-name="T12">job</text:span><text:span text:style-name="T5">.setCombinerClass(IntSumReducer.</text:span><text:span text:style-name="T2">class</text:span><text:span text:style-name="T5">);</text:span></text:p>
      <text:p text:style-name="P3"><text:span text:style-name="T5"><text:s text:c="4"/></text:span><text:span text:style-name="T12">job</text:span><text:span text:style-name="T5">.setReducerClass(IntSumReducer.</text:span><text:span text:style-name="T2">class</text:span><text:span text:style-name="T5">);</text:span></text:p>
      <text:p text:style-name="P3"><text:span text:style-name="T5"><text:s text:c="4"/></text:span><text:span text:style-name="T12">job</text:span><text:span text:style-name="T5">.setOutputKeyClass(Text.</text:span><text:span text:style-name="T2">class</text:span><text:span text:style-name="T5">);</text:span></text:p>
      <text:p text:style-name="P3"><text:span text:style-name="T5"><text:s text:c="4"/></text:span><text:span text:style-name="T12">job</text:span><text:span text:style-name="T5">.setOutputValueClass(IntWritable.</text:span><text:span text:style-name="T2">class</text:span><text:span text:style-name="T5">);</text:span></text:p>
      <text:p text:style-name="P3"><text:span text:style-name="T5"><text:s text:c="4"/>FileInputFormat.</text:span><text:span text:style-name="T6">addInputPath</text:span><text:span text:style-name="T5">(</text:span><text:span text:style-name="T12">job</text:span><text:span text:style-name="T5">, </text:span><text:span text:style-name="T2">new</text:span><text:span text:style-name="T5"> Path(</text:span><text:span text:style-name="T12">args</text:span><text:span text:style-name="T5">[0]));</text:span></text:p>
      <text:p text:style-name="P3"><text:span text:style-name="T5"><text:s text:c="4"/>FileOutputFormat.</text:span><text:span text:style-name="T6">setOutputPath</text:span><text:span text:style-name="T5">(</text:span><text:span text:style-name="T12">job</text:span><text:span text:style-name="T5">, </text:span><text:span text:style-name="T2">new</text:span><text:span text:style-name="T5"> Path(</text:span><text:span text:style-name="T12">args</text:span><text:span text:style-name="T5">[1]));</text:span></text:p>
      <text:p text:style-name="P3"><text:span text:style-name="T5"><text:s text:c="4"/>System.</text:span><text:span text:style-name="T6">exit</text:span><text:span text:style-name="T5">(</text:span><text:span text:style-name="T12">job</text:span><text:span text:style-name="T5">.waitForCompletion(</text:span><text:span text:style-name="T2">true</text:span><text:span text:style-name="T5">) ? 0 : 1);</text:span></text:p>
      <text:p text:style-name="P3"><text:span text:style-name="T5"><text:s text:c="2"/>}</text:span></text:p>
      <text:p text:style-name="P1"><text:span text:style-name="T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9:58:31.684594324</meta:creation-date>
    <dc:date>2021-05-03T23:02:23.375218380</dc:date>
    <meta:editing-duration>PT1H31M31S</meta:editing-duration>
    <meta:editing-cycles>1</meta:editing-cycles>
    <meta:document-statistic meta:table-count="0" meta:image-count="0" meta:object-count="0" meta:page-count="1" meta:paragraph-count="55" meta:word-count="161" meta:character-count="2048" meta:non-whitespace-character-count="1703"/>
    <meta:generator>LibreOffice/6.4.4.2$Linux_X86_64 LibreOffice_project/40$Build-2</meta:generator>
  </office:meta>
</office:document-meta>
</file>